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000000232EFB2F0C6.png" manifest:media-type=""/>
  <manifest:file-entry manifest:full-path="Pictures/10000000000002F800000133F4547DAE.png" manifest:media-type=""/>
  <manifest:file-entry manifest:full-path="Pictures/100000000000015800000186A78C9B2C.png" manifest:media-type=""/>
  <manifest:file-entry manifest:full-path="Pictures/100000000000062C0000020F877BC742.png" manifest:media-type=""/>
  <manifest:file-entry manifest:full-path="Pictures/10000000000005DC000004655C6FEC86.png" manifest:media-type=""/>
  <manifest:file-entry manifest:full-path="Pictures/10000000000005DC00000465AF760DF6.png" manifest:media-type=""/>
  <manifest:file-entry manifest:full-path="Pictures/10000000000003DE0000026588ECF089.png" manifest:media-type=""/>
  <manifest:file-entry manifest:full-path="Pictures/10000000000005DC00000465EA8EA120.png" manifest:media-type=""/>
  <manifest:file-entry manifest:full-path="Pictures/10000000000005DC000004659D5EF8BA.png" manifest:media-type=""/>
  <manifest:file-entry manifest:full-path="Pictures/10000000000005DC00000465F91E66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4" style:family="graphic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paragraph-properties fo:margin-left="0cm" fo:margin-right="0cm" fo:text-indent="0cm"/>
      <style:text-properties fo:font-size="19.8999996185303pt"/>
    </style:style>
    <style:style style:name="P14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T6" style:family="text">
      <style:text-properties fo:color="#000000" fo:font-size="19.8999996185303pt" fo:language="en" fo:country="US" style:font-family-asian="Arial" style:font-pitch-asian="variable" style:font-size-asian="16pt" style:font-family-complex="Arial" style:font-pitch-complex="variable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9: Jasmine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9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item>
                <text:p text:style-name="P10"><text:span text:style-name="T4">Makkelijke syntax</text:span></text:p>
                <text:p text:style-name="P10"><text:span text:style-name="T4"/></text:p>
              </text:list-item>
              <text:list-item>
                <text:p text:style-name="P10"><text:span text:style-name="T4">Standalone</text:span></text:p>
                <text:p text:style-name="P10"><text:span text:style-name="T4"/></text:p>
              </text:list-item>
              <text:list-item>
                <text:p text:style-name="P10"><text:span text:style-name="T4">Grunt</text:span></text:p>
                <text:p text:style-name="P10"><text:span text:style-name="T4"/></text:p>
              </text:list-item>
              <text:list-item>
                <text:p text:style-name="P10"><text:span text:style-name="T4">1.3 → 2.0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p text:style-name="P8"><text:span text:style-name="T6">Jasmine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9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9" draw:text-style-name="P12" draw:layer="Layout" svg:width="1.954cm" svg:height="1.118cm" svg:x="0.593cm" svg:y="19.347cm">
          <text:list text:style-name="L1">
            <text:list-header>
              <text:p text:style-name="P1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13"><text:span text:style-name="T6">Jasmin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0.107cm" svg:height="8.122cm" svg:x="4.318cm" svg:y="7.118cm">
          <draw:image xlink:href="Pictures/10000000000002F800000133F4547DA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1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9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12" draw:text-style-name="P12" draw:layer="Layout" svg:width="1.954cm" svg:height="1.118cm" svg:x="0.593cm" svg:y="19.347cm">
          <text:list text:style-name="L1">
            <text:list-header>
              <text:p text:style-name="P1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3" draw:text-style-name="P12" draw:layer="Layout" svg:width="26.59cm" svg:height="1.099cm" svg:x="0.583cm" svg:y="2.561cm">
          <text:p text:style-name="P13"><text:span text:style-name="T6">Jasmin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0.742cm" svg:height="14.869cm" svg:x="3.134cm" svg:y="3.927cm">
          <draw:image xlink:href="Pictures/100000000000031000000232EFB2F0C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4" draw:text-style-name="P7" draw:layer="Layout" svg:width="1.733cm" svg:height="1.38cm" svg:x="16.832cm" svg:y="25.81cm">
            <text:list text:style-name="L1">
              <text:list-header>
                <text:p text:style-name="P1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9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1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6" draw:text-style-name="P12" draw:layer="Layout" svg:width="26.59cm" svg:height="1.099cm" svg:x="0.583cm" svg:y="2.561cm">
          <text:p text:style-name="P13"><text:span text:style-name="T6">Jasmin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2.464cm" svg:height="13.909cm" svg:x="2.286cm" svg:y="4.318cm">
          <draw:image xlink:href="Pictures/10000000000003DE0000026588ECF08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7" draw:text-style-name="P7" draw:layer="Layout" svg:width="1.733cm" svg:height="1.38cm" svg:x="16.832cm" svg:y="25.81cm">
            <text:list text:style-name="L1">
              <text:list-header>
                <text:p text:style-name="P1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6.1000003814697pt" style:font-style-asian="normal" style:font-weight-asian="normal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family-asian="Verdana" style:font-family-generic-asian="swiss" style:font-pitch-asian="variable" style:font-family-complex="Verdana" style:font-family-generic-complex="swiss" style:font-pitch-complex="variable"/>
    </style:style>
    <style:style style:name="MT3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7" style:family="text">
      <style:text-properties fo:font-size="12pt" fo:language="nl" fo:country="NL" style:font-family-asian="Verdana" style:font-family-generic-asian="swiss" style:font-pitch-asian="variable" style:font-size-asian="12pt" style:font-family-complex="Verdana" style:font-family-generic-complex="swiss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2</meta:editing-cycles>
    <meta:editing-duration>P1DT1H43M21S</meta:editing-duration>
    <meta:generator>LibreOffice/4.0.2.2$Linux_X86_64 LibreOffice_project/400m0$Build-2</meta:generator>
    <meta:initial-creator>Pascal Janssen</meta:initial-creator>
    <dc:date>2014-03-06T16:37:50</dc:date>
    <dc:creator>a168100 </dc:creator>
    <meta:printed-by>Pascal Janssen</meta:printed-by>
    <meta:print-date>2013-10-08T15:10:53</meta:print-date>
    <meta:document-statistic meta:object-count="127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